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justify" style:justify-single-word="false"/>
      <style:text-properties officeooo:rsid="00198fb0" officeooo:paragraph-rsid="00198fb0"/>
    </style:style>
    <style:style style:name="P2" style:family="paragraph" style:parent-style-name="Text_20_body">
      <style:paragraph-properties fo:text-align="justify" style:justify-single-word="false"/>
      <style:text-properties fo:font-size="13pt" officeooo:rsid="00198fb0" officeooo:paragraph-rsid="00198fb0" style:font-size-asian="13pt" style:font-size-complex="13pt"/>
    </style:style>
    <style:style style:name="P3" style:family="paragraph" style:parent-style-name="Text_20_body">
      <style:paragraph-properties fo:text-align="justify" style:justify-single-word="false"/>
      <style:text-properties fo:font-size="13pt" fo:font-weight="normal" officeooo:rsid="00198fb0" officeooo:paragraph-rsid="001b2396" style:font-size-asian="13pt" style:font-weight-asian="normal" style:font-size-complex="13pt" style:font-weight-complex="normal"/>
    </style:style>
    <style:style style:name="P4" style:family="paragraph" style:parent-style-name="Text_20_body">
      <style:paragraph-properties fo:text-align="justify" style:justify-single-word="false"/>
      <style:text-properties fo:font-size="14pt" officeooo:rsid="00198fb0" officeooo:paragraph-rsid="00198fb0" style:font-size-asian="14pt" style:font-size-complex="14pt"/>
    </style:style>
    <style:style style:name="P5" style:family="paragraph" style:parent-style-name="Text_20_body" style:list-style-name="L1">
      <style:paragraph-properties fo:text-align="justify" style:justify-single-word="false"/>
      <style:text-properties fo:font-size="14pt" officeooo:rsid="00198fb0" officeooo:paragraph-rsid="00198fb0" style:font-size-asian="14pt" style:font-size-complex="14pt"/>
    </style:style>
    <style:style style:name="P6" style:family="paragraph" style:parent-style-name="Text_20_body">
      <style:paragraph-properties fo:text-align="justify" style:justify-single-word="false"/>
      <style:text-properties fo:font-size="14pt" officeooo:rsid="001b2396" officeooo:paragraph-rsid="001b2396" style:font-size-asian="12.25pt" style:font-size-complex="14pt"/>
    </style:style>
    <style:style style:name="P7" style:family="paragraph" style:parent-style-name="Text_20_body">
      <style:paragraph-properties fo:text-align="justify" style:justify-single-word="false"/>
      <style:text-properties fo:font-size="14pt" fo:font-weight="bold" officeooo:rsid="001b2396" officeooo:paragraph-rsid="001b2396" style:font-size-asian="14pt" style:font-weight-asian="bold" style:font-size-complex="14pt" style:font-weight-complex="bold"/>
    </style:style>
    <style:style style:name="P8" style:family="paragraph" style:parent-style-name="Text_20_body">
      <style:paragraph-properties fo:text-align="justify" style:justify-single-word="false"/>
      <style:text-properties fo:font-size="14pt" fo:font-weight="bold" officeooo:rsid="001b2396" officeooo:paragraph-rsid="001b2396" style:font-size-asian="12.25pt" style:font-weight-asian="bold" style:font-size-complex="14pt" style:font-weight-complex="bold"/>
    </style:style>
    <style:style style:name="P9" style:family="paragraph" style:parent-style-name="Text_20_body">
      <style:paragraph-properties fo:text-align="justify" style:justify-single-word="false"/>
      <style:text-properties fo:font-size="14pt" fo:font-weight="bold" officeooo:rsid="001d16e4" officeooo:paragraph-rsid="001d16e4" style:font-size-asian="12.25pt" style:font-weight-asian="bold" style:font-size-complex="14pt" style:font-weight-complex="bold"/>
    </style:style>
    <style:style style:name="P10" style:family="paragraph" style:parent-style-name="Text_20_body">
      <style:paragraph-properties fo:text-align="justify" style:justify-single-word="false"/>
      <style:text-properties fo:font-size="14pt" fo:font-weight="bold" officeooo:rsid="001efcc8" officeooo:paragraph-rsid="001efcc8" style:font-size-asian="12.25pt" style:font-weight-asian="bold" style:font-size-complex="14pt" style:font-weight-complex="bold"/>
    </style:style>
    <style:style style:name="P11" style:family="paragraph" style:parent-style-name="Text_20_body">
      <style:paragraph-properties fo:text-align="justify" style:justify-single-word="false"/>
      <style:text-properties fo:font-size="14pt" fo:font-weight="normal" officeooo:rsid="001d16e4" officeooo:paragraph-rsid="001d16e4" style:font-size-asian="12.25pt" style:font-weight-asian="normal" style:font-size-complex="14pt" style:font-weight-complex="normal"/>
    </style:style>
    <style:style style:name="P12" style:family="paragraph" style:parent-style-name="Text_20_body" style:list-style-name="L2">
      <style:paragraph-properties fo:text-align="justify" style:justify-single-word="false"/>
      <style:text-properties fo:font-size="14pt" fo:font-weight="normal" officeooo:rsid="001d16e4" officeooo:paragraph-rsid="001d16e4" style:font-size-asian="12.25pt" style:font-weight-asian="normal" style:font-size-complex="14pt" style:font-weight-complex="normal"/>
    </style:style>
    <style:style style:name="P13" style:family="paragraph" style:parent-style-name="Text_20_body" style:list-style-name="L3">
      <style:paragraph-properties fo:text-align="justify" style:justify-single-word="false"/>
      <style:text-properties fo:font-size="14pt" fo:font-weight="normal" officeooo:rsid="001d16e4" officeooo:paragraph-rsid="001d16e4" style:font-size-asian="12.25pt" style:font-weight-asian="normal" style:font-size-complex="14pt" style:font-weight-complex="normal"/>
    </style:style>
    <style:style style:name="P14" style:family="paragraph" style:parent-style-name="Text_20_body">
      <style:paragraph-properties fo:text-align="justify" style:justify-single-word="false"/>
      <style:text-properties fo:font-size="14pt" fo:font-weight="normal" officeooo:rsid="001efcc8" officeooo:paragraph-rsid="001efcc8" style:font-size-asian="12.25pt" style:font-weight-asian="normal" style:font-size-complex="14pt" style:font-weight-complex="normal"/>
    </style:style>
    <style:style style:name="P15" style:family="paragraph" style:parent-style-name="Text_20_body" style:list-style-name="L5">
      <style:paragraph-properties fo:text-align="justify" style:justify-single-word="false"/>
      <style:text-properties fo:font-size="14pt" fo:font-weight="normal" officeooo:rsid="001efcc8" officeooo:paragraph-rsid="001efcc8" style:font-size-asian="12.25pt" style:font-weight-asian="normal" style:font-size-complex="14pt" style:font-weight-complex="normal"/>
    </style:style>
    <style:style style:name="P16" style:family="paragraph" style:parent-style-name="Text_20_body">
      <style:paragraph-properties fo:text-align="justify" style:justify-single-word="false" fo:break-before="page"/>
      <style:text-properties fo:font-size="14pt" fo:font-weight="bold" officeooo:rsid="001b2396" officeooo:paragraph-rsid="001b2396" style:font-size-asian="14pt" style:font-weight-asian="bold" style:font-size-complex="14pt" style:font-weight-complex="bold"/>
    </style:style>
    <style:style style:name="P17" style:family="paragraph" style:parent-style-name="Text_20_body">
      <style:paragraph-properties fo:text-align="justify" style:justify-single-word="false" fo:break-before="page"/>
      <style:text-properties fo:font-size="14pt" fo:font-weight="bold" officeooo:rsid="001b2396" officeooo:paragraph-rsid="001b2396" style:font-size-asian="12.25pt" style:font-weight-asian="bold" style:font-size-complex="14pt" style:font-weight-complex="bold"/>
    </style:style>
    <style:style style:name="P18" style:family="paragraph" style:parent-style-name="Title">
      <style:text-properties officeooo:rsid="00198fb0" officeooo:paragraph-rsid="00198fb0"/>
    </style:style>
    <style:style style:name="T1" style:family="text">
      <style:text-properties officeooo:rsid="0020fc03"/>
    </style:style>
    <style:style style:name="T2" style:family="text">
      <style:text-properties officeooo:rsid="00210d6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HTTP</text:p>
      <text:p text:style-name="P4">The Hypertext Transfer Protocol (HTTP) is a standard that defines how a web client talks to a server and how data is transferred from the server back to the client. Although HTTP is usually thought of as a means of transferring HTML files and the pictures embedded in them, HTTP is data format agnostic. It can be used to transfer TIFF pictures, Microsoft Word documents, Windows .exe files, or anything else that can be represented in bytes.</text:p>
      <text:p text:style-name="P1"/>
      <text:p text:style-name="P4">HTTP is the standard protocol for communication between web browsers and web servers. HTTP specifies how a client and server establish a connection, how the client requests data from the server, how the server responds to that request, and finally, how the connection is closed. HTTP connections use the TCP/IP protocol for data transfer. For each request from client to server, there is a sequence of four steps:</text:p>
      <text:list xml:id="list2679386722" text:style-name="L1">
        <text:list-item>
          <text:p text:style-name="P5">The client opens a TCP connection to the server on port 80, by default; other ports may be specified in the URL.</text:p>
        </text:list-item>
        <text:list-item>
          <text:p text:style-name="P5">The client sends a message to the server requesting the resource at a specified path. The request includes a header, and optionally (depending on the nature of the request) a blank line followed by data for the request.</text:p>
        </text:list-item>
        <text:list-item>
          <text:p text:style-name="P5">The server sends a response to the client. The response begins with a response code, followed by a header full of metadata, a blank line, and the requested document or an error message.</text:p>
        </text:list-item>
        <text:list-item>
          <text:p text:style-name="P5">The server closes the connection.</text:p>
        </text:list-item>
      </text:list>
      <text:p text:style-name="P4">This is the basic HTTP 1.0 procedure. In HTTP 1.1 and later, multiple requests and responses can be sent in series over a single TCP connection. That is, steps 2 and 3 can repeat multiple times in between steps 1 and 4. Furthermore, in HTTP 1.1, requests and responses can be sent in multiple chunks</text:p>
      <text:p text:style-name="P4"/>
      <text:p text:style-name="P16">Request:</text:p>
      <text:p text:style-name="P2">GET /index.html HTTP/1.1</text:p>
      <text:p text:style-name="P2">User-Agent: Mozilla/5.0 (Macintosh; Intel Mac OS X 10.8; rv:20.0)</text:p>
      <text:p text:style-name="P2"><text:s/>Gecko/20100101 Firefox/20.0</text:p>
      <text:p text:style-name="P2">Host: en.wikipedia.org</text:p>
      <text:p text:style-name="P2">Connection: keep-alive</text:p>
      <text:p text:style-name="P2">Accept-Language: en-US,en;q=0.5</text:p>
      <text:p text:style-name="P2">Accept-Encoding: gzip, deflate</text:p>
      <text:p text:style-name="P2">Accept: text/html,application/xhtml+xml,application/xml;q=0.9,*/*;q=0.8</text:p>
      <text:p text:style-name="P7">Response:</text:p>
      <text:p text:style-name="P3">HTTP/1.1 200 OK</text:p>
      <text:p text:style-name="P3">Date: Sun, 21 Apr 2013 15:12:46 GMT</text:p>
      <text:p text:style-name="P3">Server: Apache</text:p>
      <text:p text:style-name="P3">Connection: close</text:p>
      <text:p text:style-name="P3">Content-Type: text/html; charset=ISO-8859-1</text:p>
      <text:p text:style-name="P3">Content-length: 115</text:p>
      <text:p text:style-name="P3">{body}</text:p>
      <text:p text:style-name="P3"/>
      <text:p text:style-name="P8">HTTP Methods</text:p>
      <text:list xml:id="list2465893552" text:style-name="L2">
        <text:list-item>
          <text:p text:style-name="P12">GET</text:p>
        </text:list-item>
        <text:list-item>
          <text:p text:style-name="P12">POST</text:p>
        </text:list-item>
        <text:list-item>
          <text:p text:style-name="P12">DELETE</text:p>
        </text:list-item>
        <text:list-item>
          <text:p text:style-name="P12">PUT</text:p>
        </text:list-item>
        <text:list-item>
          <text:p text:style-name="P12">PATCH</text:p>
        </text:list-item>
        <text:list-item>
          <text:p text:style-name="P12">TRACE</text:p>
        </text:list-item>
        <text:list-item>
          <text:p text:style-name="P12">OPTIONS</text:p>
        </text:list-item>
        <text:list-item>
          <text:p text:style-name="P12">CONNECT</text:p>
        </text:list-item>
      </text:list>
      <text:p text:style-name="P8"/>
      <text:p text:style-name="P17">Status Code</text:p>
      <text:p text:style-name="P6">1XX → informational</text:p>
      <text:p text:style-name="P6">100 → continue (server is ready)</text:p>
      <text:p text:style-name="P6">101 → Switching Protocol</text:p>
      <text:p text:style-name="P6">2XX → Successful</text:p>
      <text:p text:style-name="P6">3XX → Redirect</text:p>
      <text:p text:style-name="P6">4XX → Client Error</text:p>
      <text:p text:style-name="P6">5XX → Server Error</text:p>
      <text:p text:style-name="P6"/>
      <text:p text:style-name="P9">Request Body</text:p>
      <text:list xml:id="list873830321" text:style-name="L3">
        <text:list-item>
          <text:p text:style-name="P13">Form</text:p>
        </text:list-item>
        <text:list-item>
          <text:p text:style-name="P13">JSON</text:p>
        </text:list-item>
        <text:list-item>
          <text:p text:style-name="P13">XML</text:p>
        </text:list-item>
      </text:list>
      <text:p text:style-name="P11"/>
      <text:p text:style-name="P9">Keep-Alive</text:p>
      <text:p text:style-name="P11">A client indicates that it’s willing to reuse a socket by including a Connection field in the HTTP request header with the value Keep-Alive.</text:p>
      <text:p text:style-name="P11"/>
      <text:p text:style-name="P10">Cookies</text:p>
      <text:list xml:id="list3723839960" text:style-name="L5">
        <text:list-item>
          <text:p text:style-name="P15">are limited to nonwhitespace ASCII text, and may not contain commas or semicolons.</text:p>
        </text:list-item>
        <text:list-item>
          <text:p text:style-name="P15">include a Set-Cookie header line in the HTTP header <text:span text:style-name="T1">to set cookies.</text:span></text:p>
        </text:list-item>
        <text:list-item>
          <text:p text:style-name="P15">this enables it to track individual users and sessions across multiple, otherwise stateless, HTTP connections.</text:p>
        </text:list-item>
        <text:list-item>
          <text:p text:style-name="P15">can set more than one cookie.</text:p>
        </text:list-item>
        <text:list-item>
          <text:p text:style-name="P15">cookies can have several attributes that control their scope including expiration date, path, domain, port, version, and security options.</text:p>
        </text:list-item>
      </text:list>
      <text:p text:style-name="P14"/>
      <text:p text:style-name="P10">CookieManager - <text:span text:style-name="T2">JAVA</text:span></text:p>
      <text:p text:style-name="P10">CookieStore -<text:span text:style-name="T2">JAV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4-19T22:30:37.104182097</meta:creation-date>
    <dc:date>2023-04-19T23:45:59.086861082</dc:date>
    <meta:editing-duration>PT3M30S</meta:editing-duration>
    <meta:editing-cycles>1</meta:editing-cycles>
    <meta:document-statistic meta:table-count="0" meta:image-count="0" meta:object-count="0" meta:page-count="3" meta:paragraph-count="56" meta:word-count="506" meta:character-count="3037" meta:non-whitespace-character-count="2606"/>
    <meta:generator>LibreOffice/6.0.7.3$Linux_X86_64 LibreOffice_project/00m0$Build-3</meta:generator>
  </office:meta>
</office:document-meta>
</file>